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62834" officeooo:paragraph-rsid="00062834"/>
    </style:style>
    <style:style style:name="P2" style:family="paragraph" style:parent-style-name="Text_20_body">
      <style:text-properties officeooo:rsid="00062834" officeooo:paragraph-rsid="00062834"/>
    </style:style>
    <style:style style:name="P3" style:family="paragraph" style:parent-style-name="Text_20_body">
      <style:text-properties officeooo:paragraph-rsid="00062834"/>
    </style:style>
    <style:style style:name="P4" style:family="paragraph" style:parent-style-name="Title">
      <style:text-properties officeooo:rsid="00062834" officeooo:paragraph-rsid="0006283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incher Creek Clinic App</text:p>
      <text:h text:style-name="P1" text:outline-level="1">Prototype App Description</text:h>
      <text:p text:style-name="P2">This is a Microsoft Static Web App which was deployed March 2023.</text:p>
      <text:p text:style-name="P2">It is a prototype app proof-of-concept to demonstrate what could be possible and give people ideas for future development.</text:p>
      <text:p text:style-name="P2">Currently the <text:span text:style-name="T1">Improvement</text:span><text:span text:style-name="T2"> section has meeting minutes; </text:span><text:span text:style-name="T1">Reports</text:span><text:span text:style-name="T2"> has prevention and screening and no shows; </text:span><text:span text:style-name="T1">Tools</text:span><text:span text:style-name="T2"> has drag&amp;drop tools for processing and analyzing .xlsx spreadsheets.</text:span></text:p>
      <text:h text:style-name="P1" text:outline-level="1">Deployment Details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5:35:34.622935128</meta:creation-date>
    <dc:date>2023-04-27T15:46:48.042837838</dc:date>
    <meta:editing-duration>PT1M3S</meta:editing-duration>
    <meta:editing-cycles>1</meta:editing-cycles>
    <meta:document-statistic meta:table-count="0" meta:image-count="0" meta:object-count="0" meta:page-count="1" meta:paragraph-count="6" meta:word-count="65" meta:character-count="434" meta:non-whitespace-character-count="375"/>
    <meta:generator>LibreOffice/7.3.7.2$Linux_X86_64 LibreOffice_project/30$Build-2</meta:generator>
  </office:meta>
</office:document-meta>
</file>